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paragraph-rsid="00028752" style:font-size-asian="14pt" style:font-size-complex="14pt"/>
    </style:style>
    <style:style style:name="P2" style:family="paragraph" style:parent-style-name="Preformatted_20_Text">
      <style:text-properties fo:font-size="14pt" officeooo:paragraph-rsid="0002d3fc" style:font-size-asian="14pt" style:font-size-complex="14pt"/>
    </style:style>
    <style:style style:name="P3" style:family="paragraph" style:parent-style-name="Preformatted_20_Text">
      <style:text-properties fo:font-size="14pt" officeooo:rsid="00028752" officeooo:paragraph-rsid="0002d3fc" style:font-size-asian="14pt" style:font-size-complex="14pt"/>
    </style:style>
    <style:style style:name="P4" style:family="paragraph" style:parent-style-name="Preformatted_20_Text">
      <style:text-properties fo:font-size="14pt" officeooo:rsid="00028752" officeooo:paragraph-rsid="00028752" style:font-size-asian="14pt" style:font-size-complex="14pt"/>
    </style:style>
    <style:style style:name="P5" style:family="paragraph" style:parent-style-name="Preformatted_20_Text">
      <style:text-properties fo:font-size="14pt" officeooo:rsid="0002d3fc" officeooo:paragraph-rsid="0002d3fc" style:font-size-asian="14pt" style:font-size-complex="14pt"/>
    </style:style>
    <style:style style:name="P6" style:family="paragraph" style:parent-style-name="Preformatted_20_Text">
      <style:text-properties fo:font-size="14pt" officeooo:rsid="000649b7" officeooo:paragraph-rsid="000649b7" style:font-size-asian="14pt" style:font-size-complex="14pt"/>
    </style:style>
    <style:style style:name="P7" style:family="paragraph" style:parent-style-name="Preformatted_20_Text">
      <style:text-properties fo:font-size="14pt" officeooo:rsid="000649b7" officeooo:paragraph-rsid="00028752" style:font-size-asian="14pt" style:font-size-complex="14pt"/>
    </style:style>
    <style:style style:name="P8" style:family="paragraph" style:parent-style-name="Preformatted_20_Text">
      <style:text-properties fo:font-size="14pt" officeooo:rsid="000714e3" officeooo:paragraph-rsid="000714e3" style:font-size-asian="14pt" style:font-size-complex="14pt"/>
    </style:style>
    <style:style style:name="P9" style:family="paragraph" style:parent-style-name="Preformatted_20_Text">
      <style:text-properties fo:font-size="14pt" officeooo:paragraph-rsid="00091139" style:font-size-asian="14pt" style:font-size-complex="14pt"/>
    </style:style>
    <style:style style:name="P10" style:family="paragraph" style:parent-style-name="Preformatted_20_Text">
      <style:text-properties officeooo:rsid="00028752" officeooo:paragraph-rsid="00028752"/>
    </style:style>
    <style:style style:name="P11" style:family="paragraph" style:parent-style-name="Preformatted_20_Text">
      <style:text-properties fo:color="#0000ff" fo:font-size="14pt" fo:font-weight="bold" officeooo:rsid="00028752" officeooo:paragraph-rsid="00028752" style:font-size-asian="14pt" style:font-weight-asian="bold" style:font-size-complex="14pt" style:font-weight-complex="bold"/>
    </style:style>
    <style:style style:name="P12" style:family="paragraph" style:parent-style-name="Heading_20_1">
      <style:text-properties officeooo:rsid="00028752"/>
    </style:style>
    <style:style style:name="P13" style:family="paragraph" style:parent-style-name="Preformatted_20_Text">
      <style:text-properties fo:font-size="14pt" officeooo:rsid="00028752" officeooo:paragraph-rsid="00028752" style:font-size-asian="14pt" style:font-size-complex="14pt"/>
    </style:style>
    <style:style style:name="P14" style:family="paragraph" style:parent-style-name="Preformatted_20_Text">
      <style:text-properties fo:font-size="14pt" officeooo:rsid="00028752" officeooo:paragraph-rsid="0002d3fc" style:font-size-asian="14pt" style:font-size-complex="14pt"/>
    </style:style>
    <style:style style:name="P15" style:family="paragraph" style:parent-style-name="Preformatted_20_Text">
      <style:text-properties fo:font-size="14pt" officeooo:rsid="00028752" officeooo:paragraph-rsid="0012e1fa" style:font-size-asian="14pt" style:font-size-complex="14pt"/>
    </style:style>
    <style:style style:name="T1" style:family="text">
      <style:text-properties officeooo:rsid="00028752"/>
    </style:style>
    <style:style style:name="T2" style:family="text">
      <style:text-properties officeooo:rsid="0002d3fc"/>
    </style:style>
    <style:style style:name="T3" style:family="text">
      <style:text-properties style:use-window-font-color="true" fo:font-style="italic" officeooo:rsid="00028752" style:font-style-asian="italic" style:font-style-complex="italic"/>
    </style:style>
    <style:style style:name="T4" style:family="text">
      <style:text-properties fo:font-style="italic" officeooo:rsid="00028752" style:font-style-asian="italic" style:font-style-complex="italic"/>
    </style:style>
    <style:style style:name="T5" style:family="text">
      <style:text-properties officeooo:rsid="000649b7"/>
    </style:style>
    <style:style style:name="T6" style:family="text">
      <style:text-properties officeooo:rsid="000714e3"/>
    </style:style>
    <style:style style:name="T7" style:family="text">
      <style:text-properties officeooo:rsid="000763d1"/>
    </style:style>
    <style:style style:name="T8" style:family="text">
      <style:text-properties officeooo:rsid="0007b08f"/>
    </style:style>
    <style:style style:name="T9" style:family="text">
      <style:text-properties officeooo:rsid="00091139"/>
    </style:style>
    <style:style style:name="T10" style:family="text">
      <style:text-properties officeooo:rsid="0009e771"/>
    </style:style>
    <style:style style:name="T11" style:family="text">
      <style:text-properties officeooo:rsid="000bd31d"/>
    </style:style>
    <style:style style:name="T12" style:family="text">
      <style:text-properties officeooo:rsid="000d0024"/>
    </style:style>
    <style:style style:name="T13" style:family="text">
      <style:text-properties officeooo:rsid="000daed9"/>
    </style:style>
    <style:style style:name="T14" style:family="text">
      <style:text-properties officeooo:rsid="000f1029"/>
    </style:style>
    <style:style style:name="T15" style:family="text">
      <style:text-properties officeooo:rsid="0012e1fa"/>
    </style:style>
    <style:style style:name="T16" style:family="text">
      <style:text-properties officeooo:rsid="0013fba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Code Generation</text:h>
      <text:p text:style-name="P10"/>
      <text:p text:style-name="P1"><text:span text:style-name="T2">- </text:span><text:span text:style-name="T1">Targets so far: Ada, OpenMP C, FMI C, Java</text:span></text:p>
      <text:p text:style-name="P2"><text:span text:style-name="T2">- </text:span><text:span text:style-name="T1">The approach is suitable for</text:span></text:p>
      <text:p text:style-name="P3"><text:tab/><text:tab/>- single threaded implementations.</text:p>
      <text:p text:style-name="P3"><text:tab/><text:tab/>- multi-tasking implementations (using <text:tab/><text:tab/><text:tab/><text:tab/> <text:tab/><text:tab/><text:tab/><text:tab/> <text:tab/><text:tab/>decomposition).</text:p>
      <text:p text:style-name="P3"><text:tab/><text:tab/>- not currently OO, but can be coded.</text:p>
      <text:p text:style-name="P2"><text:span text:style-name="T2">- </text:span><text:span text:style-name="T1">Implementable controller code – environment simulation.</text:span></text:p>
      <text:p text:style-name="P3"/>
      <text:p text:style-name="P15"><text:span text:style-name="T15">Maintain a TODO list as we talk - please.</text:span></text:p>
      <text:h text:style-name="P12" text:outline-level="1">Common Language Meta-model </text:h>
      <text:p text:style-name="P4">A common language abstraction.</text:p>
      <text:h text:style-name="P12" text:outline-level="1">New Language Extensions </text:h>
      <text:p text:style-name="P4"><text:tab/>- specify mathematical language translation in a <text:tab/> <text:tab/><text:tab/><text:tab/><text:tab/>theory.</text:p>
      <text:p text:style-name="P4"><text:s/><text:tab/>- hard code other parts in a new plug-in.</text:p>
      <text:p text:style-name="P4"/>
      <text:p text:style-name="P4">&gt;&gt;&gt;</text:p>
      <text:p text:style-name="P4"/>
      <text:p text:style-name="P11">Ada 2012 Presentation: Is an overview of the main principles.</text:p>
      <text:p text:style-name="P4"/>
      <text:p text:style-name="P4">&gt;&gt;&gt;</text:p>
      <text:p text:style-name="P4"/>
      <text:p text:style-name="P4"/>
      <text:p text:style-name="P4"><draw:frame draw:style-name="fr1" draw:name="graphics1" text:anchor-type="as-char" svg:width="5.339cm" svg:height="6.74cm" draw:z-index="0"><draw:image xlink:href="http://wiki.event-b.org/images/Syntax2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h text:style-name="P12" text:outline-level="1">Review</text:h>
      <text:p text:style-name="P4"/>
      <text:p text:style-name="P1"><text:span text:style-name="T1">So, there are </text:span><text:span text:style-name="T3">AutoTask</text:span><text:span text:style-name="T1">, </text:span><text:span text:style-name="T4">Shared</text:span><text:span text:style-name="T1"> and </text:span><text:span text:style-name="T4">Environ</text:span><text:span text:style-name="T1"> Machines.</text:span></text:p>
      <text:p text:style-name="P4"/>
      <text:p text:style-name="P9"><text:span text:style-name="T9">But the only translations </text:span><text:span text:style-name="T11">of</text:span><text:span text:style-name="T9"> </text:span><text:span text:style-name="T11">'</text:span><text:span text:style-name="T9">datatypes</text:span><text:span text:style-name="T11">'</text:span><text:span text:style-name="T9"> are those </text:span><text:span text:style-name="T11">that are</text:span><text:span text:style-name="T9"> modelled by machines; together with int, int[], bool, bool[], and enumerated type</text:span><text:span text:style-name="T10">s</text:span><text:span text:style-name="T9">.</text:span></text:p>
      <text:p text:style-name="P4"/>
      <text:p text:style-name="P4">There are restrictions:</text:p>
      <text:p text:style-name="P2"><text:span text:style-name="T1"><text:tab/>- Data sharing </text:span><text:span text:style-name="T12">between tasks</text:span><text:span text:style-name="T1"> </text:span><text:span text:style-name="T12">is </text:span><text:span text:style-name="T1">done </text:span><text:span text:style-name="T12">via</text:span><text:span text:style-name="T1"> '</text:span><text:span text:style-name="T4">Shared</text:span><text:span text:style-name="T1"> <text:tab/><text:tab/><text:tab/><text:tab/><text:tab/>Machines'.</text:span></text:p>
      <text:p text:style-name="P2"><text:span text:style-name="T1"><text:tab/>- But, </text:span><text:span text:style-name="T4">Environ</text:span><text:span text:style-name="T1"> Machines can communicate with both <text:tab/><text:tab/> <text:tab/><text:tab/></text:span><text:span text:style-name="T4">Shared</text:span><text:span text:style-name="T1"> machines and </text:span><text:span text:style-name="T4">AutoTasks</text:span><text:span text:style-name="T1">.</text:span></text:p>
      <text:p text:style-name="P3"/>
      <text:p text:style-name="P5">Interpretations for scheduling.</text:p>
      <text:p text:style-name="P1"><text:span text:style-name="T1"><text:tab/>- The </text:span><text:span text:style-name="T4">AutoTask</text:span><text:span text:style-name="T1"> machine's task body defines behaviour of <text:s/><text:tab/> <text:s/>a <text:s/>single thread.</text:span></text:p>
      <text:p text:style-name="P4"><text:tab/>- Therefore, an Event-B Machine relates to a single</text:p>
      <text:p text:style-name="P4"><text:tab/><text:tab/>thread of<text:tab/>execution.</text:p>
      <text:p text:style-name="P4"/>
      <text:p text:style-name="P1"><text:span text:style-name="T1"><text:tab/>- </text:span><text:span text:style-name="T4">Environ</text:span><text:span text:style-name="T1"> Machines model the environment simulation.</text:span></text:p>
      <text:p text:style-name="P4"/>
      <text:p text:style-name="P1"><text:span text:style-name="T1"><text:tab/></text:span><text:span text:style-name="T5">- Ada, Java, OpenMP: a thread per machine.</text:span></text:p>
      <text:p text:style-name="P6"><text:tab/><text:tab/>- Ravenscar – fixed number of non-terminating <text:tab/><text:tab/><text:tab/><text:tab/><text:tab/><text:tab/><text:tab/>threads.</text:p>
      <text:p text:style-name="P7"/>
      <text:p text:style-name="P7"><text:tab/>- FMI: <text:span text:style-name="T13">task body models </text:span>one simulation 'step', <text:span text:style-name="T13">that is <text:tab/><text:tab/></text:span>called by the <text:span text:style-name="T14">simulation </text:span>master <text:span text:style-name="T14">algorithm</text:span>.</text:p>
      <text:p text:style-name="P7"/>
      <text:p text:style-name="P8">Instances:</text:p>
      <text:p text:style-name="P1"><text:span text:style-name="T1"><text:tab/>At the moment, we translate, one machine to one <text:tab/>instance. </text:span><text:span text:style-name="T2">A n</text:span><text:span text:style-name="T1">ew C Translator </text:span><text:span text:style-name="T2">could</text:span><text:span text:style-name="T1"> implement <text:tab/>'instances', </text:span><text:span text:style-name="T6">as well as </text:span><text:span text:style-name="T7">implementing</text:span><text:span text:style-name="T6"> </text:span><text:span text:style-name="T2">a different <text:tab/>schedul</text:span><text:span text:style-name="T8">ing policy</text:span><text:span text:style-name="T2">.</text:span></text:p>
      <text:p text:style-name="P4"/>
      <text:p text:style-name="P4"/>
      <text:h text:style-name="P12" text:outline-level="1">Theories for Code Generation </text:h>
      <text:p text:style-name="P4"><text:tab/>– <text:span text:style-name="T16">talk through</text:span> array 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1T10:34:03</dc:date>
    <dc:creator>root </dc:creator>
    <meta:generator>LibreOffice/3.6$Linux_x86 LibreOffice_project/360m1$Build-2</meta:generator>
    <meta:editing-duration>PT52M28S</meta:editing-duration>
    <meta:editing-cycles>19</meta:editing-cycles>
    <meta:document-statistic meta:table-count="0" meta:image-count="1" meta:object-count="0" meta:page-count="2" meta:paragraph-count="35" meta:word-count="247" meta:character-count="1635" meta:non-whitespace-character-count="1351"/>
  </office:meta>
</office:document-meta>
</file>